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00000000A0000000ADDA84F49.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family-generic="roman" style:font-pitch="variable"/>
    <style:font-face style:name="Times" svg:font-family="Times" style:font-family-generic="roman" style:font-pitch="variable"/>
  </office:font-face-decls>
  <office:automatic-styles>
    <style:style style:name="P1" style:family="paragraph" style:parent-style-name="Heading_20_1">
      <style:text-properties style:font-name="FreeSerif" fo:font-size="12pt" fo:language="en" fo:country="GB" style:font-name-asian="HG Mincho Light J" style:font-size-asian="12pt" style:font-name-complex="Tahoma" style:font-size-complex="12pt"/>
    </style:style>
    <style:style style:name="P2" style:family="paragraph" style:parent-style-name="Heading_20_2">
      <style:text-properties style:font-name="Times" fo:font-size="12pt" style:font-size-asian="12pt" style:font-size-complex="12pt"/>
    </style:style>
    <style:style style:name="P3" style:family="paragraph" style:parent-style-name="Standard">
      <style:text-properties style:font-name="FreeSerif"/>
    </style:style>
    <style:style style:name="P4" style:family="paragraph" style:list-style-name="L4">
      <style:text-properties style:font-name="FreeSerif"/>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image text:level="1" xlink:href="Pictures/100002000000000A0000000ADDA84F49.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Ingredients</text:h>
      <text:p text:style-name="P3">2 teaspoons whole cumin seeds</text:p>
      <text:p text:style-name="P3">4 teaspoons whole coriander seeds</text:p>
      <text:p text:style-name="P3">2 teaspoons whole mustard seeds</text:p>
      <text:p text:style-name="P3">2 - 4 whole dried hot red chillies</text:p>
      <text:p text:style-name="P3">2 teaspoons whole fennel seeds</text:p>
      <text:p text:style-name="P3">2 teaspoons whole fenugreek seeds</text:p>
      <text:p text:style-name="P3">5 tablespoons peanut oil</text:p>
      <text:p text:style-name="P3">3 large shallots, very finely chopped</text:p>
      <text:p text:style-name="P3">4 cm fresh ginger, very finely chopped</text:p>
      <text:p text:style-name="P3">5 cloves garlic, very finely chopped</text:p>
      <text:p text:style-name="P3">10 fresh curry leaves</text:p>
      <text:p text:style-name="P3">2 medium tomatoes, peeled and chopped</text:p>
      <text:p text:style-name="P3">900g boneless lamb, cubed</text:p>
      <text:p text:style-name="P3">1½ teaspoon salt</text:p>
      <text:h text:style-name="P2" text:outline-level="2">Method</text:h>
      <text:list xml:id="list1328975164" text:style-name="L4">
        <text:list-item>
          <text:p>Set a small frying pan on medium high heat. </text:p>
        </text:list-item>
        <text:list-item>
          <text:p>When hot, put cumin seeds, coriander seeds, mustard seeds, chillies, fennel seeds and fenugreek seeds.</text:p>
        </text:list-item>
        <text:list-item>
          <text:p>Quickly empty them out and let them cool slightly.</text:p>
        </text:list-item>
        <text:list-item>
          <text:p>Grinder them into a powder.</text:p>
        </text:list-item>
        <text:list-item>
          <text:p>Pour oil into a wide non-stick lidded pan and set over a medium-high heat.</text:p>
        </text:list-item>
        <text:list-item>
          <text:p>When oil is hot, add shallots, ginger and garlic.</text:p>
        </text:list-item>
        <text:list-item>
          <text:p>Fry, stirring at the same time until they turn golden brown.</text:p>
        </text:list-item>
        <text:list-item>
          <text:p>Add curry leaves and tomatoes.</text:p>
        </text:list-item>
        <text:list-item>
          <text:p>Cook again stirring until the tomatoes are reduced to a thick paste.</text:p>
        </text:list-item>
        <text:list-item>
          <text:p>Add the ground roasted spices.</text:p>
        </text:list-item>
        <text:list-item>
          <text:p>Stir into the paste and cook for a minute.</text:p>
        </text:list-item>
        <text:list-item>
          <text:p>Add the meat and salt.</text:p>
        </text:list-item>
        <text:list-item>
          <text:p>Stir and cook for a further 5 minutes.</text:p>
        </text:list-item>
        <text:list-item>
          <text:p>Add 250ml water and bring to a simmer.</text:p>
        </text:list-item>
        <text:list-item>
          <text:p>Cover tightly with lid, reduce to a low heat, and simmer gently for 80 minutes.</text:p>
        </text:list-item>
        <text:list-item>
          <text:p>Remove the lid, increase heat to high, and cook, stirring continuously, until the sauce is reduced to the point where it clings to the meat.</text:p>
        </text:list-item>
      </text:list>
      <text:p text:style-name="P3"/>
      <text:p text:style-name="P3">Serves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FreeSerif"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Bhuna Lamb (Kerala-style)</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rank Jung</meta:initial-creator>
    <meta:creation-date>2006-02-18T13:07:24</meta:creation-date>
    <dc:creator>Frank Jung</dc:creator>
    <dc:date>2013-07-01T16:41:23</dc:date>
    <dc:language>en-AU</dc:language>
    <meta:editing-cycles>5</meta:editing-cycles>
    <meta:editing-duration>PT14M4S</meta:editing-duration>
    <meta:document-statistic meta:table-count="0" meta:image-count="0" meta:object-count="0" meta:page-count="1" meta:paragraph-count="34" meta:word-count="261" meta:character-count="513" meta:non-whitespace-character-count="1195"/>
    <meta:user-defined meta:name="Info 1"/>
    <meta:user-defined meta:name="Info 2"/>
    <meta:user-defined meta:name="Info 3"/>
    <meta:user-defined meta:name="Info 4"/>
  </office:meta>
</office:document-meta>
</file>